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4" style:family="paragraph" style:parent-style-name="code">
      <style:paragraph-properties fo:margin-left="0cm" fo:margin-right="0cm" fo:orphans="2" fo:widows="2" fo:text-indent="0cm" style:auto-text-indent="false"/>
      <style:text-properties fo:font-size="8pt" style:font-size-asian="8pt" style:font-size-complex="8pt"/>
    </style:style>
    <style:style style:name="P5" style:family="paragraph" style:parent-style-name="Heading1_20_Without_20_Numbering" style:master-page-name="Appendix">
      <style:paragraph-properties style:page-number="auto"/>
    </style:style>
  </office:automatic-styles>
  <office:body>
    <office:text text:use-soft-page-breaks="true">
      <text:tracked-changes>
        <text:changed-region xml:id="ct105553180365504" text:id="ct105553180365504">
          <text:deletion>
            <office:change-info>
              <dc:creator>Michael Bouschen</dc:creator>
              <dc:date>2022-04-15T21:16:00</dc:date>
            </office:change-info>
            <text:p text:style-name="P1">http://xmlns.jcp.org/xml/ns/jdo/</text:p>
          </text:deletion>
        </text:changed-region>
        <text:changed-region xml:id="ct105553180418112" text:id="ct105553180418112">
          <text:insertion>
            <office:change-info>
              <dc:creator>Michael Bouschen</dc:creator>
              <dc:date>2022-04-15T21:16:00</dc:date>
            </office:change-info>
          </text:insertion>
        </text:changed-region>
        <text:changed-region xml:id="ct105553180399424" text:id="ct105553180399424">
          <text:deletion>
            <office:change-info>
              <dc:creator>Michael Bouschen</dc:creator>
              <dc:date>2022-04-15T21:16:00</dc:date>
            </office:change-info>
            <text:p text:style-name="P1">http://xmlns.jcp.org/xml/ns/jdo/</text:p>
          </text:deletion>
        </text:changed-region>
        <text:changed-region xml:id="ct105553180395392" text:id="ct105553180395392">
          <text:insertion>
            <office:change-info>
              <dc:creator>Michael Bouschen</dc:creator>
              <dc:date>2022-04-15T21:16:00</dc:date>
            </office:change-info>
          </text:insertion>
        </text:changed-region>
        <text:changed-region xml:id="ct105553180465728" text:id="ct105553180465728">
          <text:deletion>
            <office:change-info>
              <dc:creator>Michael Bouschen</dc:creator>
              <dc:date>2022-04-15T21:17:00</dc:date>
            </office:change-info>
            <text:p text:style-name="P1">http://xmlns.jcp.org/xml/ns/jdo/</text:p>
          </text:deletion>
        </text:changed-region>
        <text:changed-region xml:id="ct105553180471104" text:id="ct105553180471104">
          <text:insertion>
            <office:change-info>
              <dc:creator>Michael Bouschen</dc:creator>
              <dc:date>2022-04-15T21:17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437274801396625955" text:style-name="Appendix_20_Numbering">
        <text:list-item>
          <text:p text:style-name="P5">XML Schema for jdoconfig.xml</text:p>
        </text:list-item>
      </text:list>
      <text:p text:style-name="P1">&lt;?xml version="1.0" encoding="UTF-8"?&gt;</text:p>
      <text:p text:style-name="P1">&lt;!--</text:p>
      <text:p text:style-name="P1"><text:s text:c="2"/>Licensed to the Apache Software Foundation (ASF) under one or more</text:p>
      <text:p text:style-name="P1"><text:s text:c="2"/>contributor license agreements. <text:s/>See the NOTICE file distributed with</text:p>
      <text:p text:style-name="P1"><text:s text:c="2"/>this work for additional information regarding copyright ownership.</text:p>
      <text:p text:style-name="P1"><text:s text:c="2"/>The ASF licenses this file to You under the Apache License, Version 2.0</text:p>
      <text:p text:style-name="P1"><text:s text:c="2"/>(the "License"); you may not use this file except in compliance with</text:p>
      <text:p text:style-name="P1"><text:s text:c="2"/>the License. <text:s/>You may obtain a copy of the License at</text:p>
      <text:p text:style-name="P1"/>
      <text:p text:style-name="P1"><text:s text:c="6"/>http://www.apache.org/licenses/LICENSE-2.0</text:p>
      <text:p text:style-name="P1"/>
      <text:p text:style-name="P1"><text:s text:c="2"/>Unless required by applicable law or agreed to in writing, software</text:p>
      <text:p text:style-name="P1"><text:s text:c="2"/>distributed under the License is distributed on an "AS IS" BASIS,</text:p>
      <text:p text:style-name="P1"><text:s text:c="2"/>WITHOUT WARRANTIES OR CONDITIONS OF ANY KIND, either express or implied.</text:p>
      <text:p text:style-name="P1"><text:s text:c="2"/>See the License for the specific language governing permissions and</text:p>
      <text:p text:style-name="P1"><text:s text:c="2"/>limitations under the License.</text:p>
      <text:p text:style-name="P1">--&gt;</text:p>
      <text:p text:style-name="P1"/>
      <text:p text:style-name="P1">&lt;xs:schema</text:p>
      <text:p text:style-name="P1"><text:s text:c="2"/>targetNamespace="<text:change text:change-id="ct105553180365504"/><text:change-start text:change-id="ct105553180418112"/>https://db.apache.org/jdo/xmlns/<text:change-end text:change-id="ct105553180418112"/>jdoconfig"</text:p>
      <text:p text:style-name="P1"><text:s text:c="2"/>xmlns="<text:change text:change-id="ct105553180399424"/><text:change-start text:change-id="ct105553180395392"/>https://db.apache.org/jdo/xmlns/<text:change-end text:change-id="ct105553180395392"/>jdoconfig"</text:p>
      <text:p text:style-name="P1"><text:s text:c="2"/>xmlns:xs="http://www.w3.org/2001/XMLSchema"</text:p>
      <text:p text:style-name="P1"><text:s text:c="2"/>xmlns:jdoconfig="<text:change text:change-id="ct105553180465728"/><text:change-start text:change-id="ct105553180471104"/>https://db.apache.org/jdo/xmlns/<text:change-end text:change-id="ct105553180471104"/>jdoconfig"</text:p>
      <text:p text:style-name="P1"><text:s text:c="2"/>elementFormDefault="qualified"</text:p>
      <text:p text:style-name="P1"><text:s text:c="2"/>attributeFormDefault="unqualified"</text:p>
      <text:p text:style-name="P1"><text:s text:c="2"/>version="3.2"&gt;</text:p>
      <text:p text:style-name="P1"><text:s text:c="2"/>&lt;xs:annotation&gt;</text:p>
      <text:p text:style-name="P1"><text:s text:c="4"/>&lt;xs:documentation&gt;</text:p>
      <text:p text:style-name="P1"><text:s text:c="6"/>This is the XML Schema for the JDO configuration file.</text:p>
      <text:p text:style-name="P1"><text:s text:c="4"/>&lt;/xs:documentation&gt;</text:p>
      <text:p text:style-name="P1"><text:s text:c="2"/>&lt;/xs:annotation&gt;</text:p>
      <text:p text:style-name="P1"/>
      <text:p text:style-name="P1"><text:s text:c="2"/>&lt;xs:element name="jdoconfig"&gt;</text:p>
      <text:p text:style-name="P1"><text:s text:c="4"/>&lt;xs:complexType&gt;</text:p>
      <text:p text:style-name="P1"><text:s text:c="6"/>&lt;xs:annotation&gt;</text:p>
      <text:p text:style-name="P1"><text:s text:c="8"/>&lt;xs:documentation&gt;</text:p>
      <text:p text:style-name="P1"><text:s text:c="10"/>The root configuration element for JDO.</text:p>
      <text:p text:style-name="P1"><text:s text:c="8"/>&lt;/xs:documentation&gt;</text:p>
      <text:p text:style-name="P1"><text:s text:c="6"/>&lt;/xs:annotation&gt;</text:p>
      <text:p text:style-name="P1"><text:s text:c="6"/>&lt;xs:sequence&gt;</text:p>
      <text:p text:style-name="P1"><text:s text:c="8"/>&lt;xs:element name="persistence-manager-factory" minOccurs="1"</text:p>
      <text:p text:style-name="P1"><text:s text:c="14"/>maxOccurs="unbounded"&gt;</text:p>
      <text:p text:style-name="P1"><text:s text:c="10"/>&lt;xs:complexType&gt;</text:p>
      <text:p text:style-name="P1"><text:s text:c="12"/>&lt;xs:annotation&gt;</text:p>
      <text:p text:style-name="P1"><text:s text:c="14"/>&lt;xs:documentation&gt;</text:p>
      <text:p text:style-name="P1"><text:s text:c="16"/>Standard JDO PersistenceManagerFactory configuration properties.</text:p>
      <text:p text:style-name="P1"><text:s text:c="16"/>Vendor-specific properties are set using additional </text:p>
      <text:p text:style-name="P1"><text:s text:c="16"/>vendor-specific attributes and/or property elements.</text:p>
      <text:p text:style-name="P1"><text:s text:c="14"/>&lt;/xs:documentation&gt;</text:p>
      <text:p text:style-name="P1"><text:s text:c="12"/>&lt;/xs:annotation&gt;</text:p>
      <text:p text:style-name="P1"><text:s text:c="12"/>&lt;xs:sequence minOccurs="0" maxOccurs="1"&gt;</text:p>
      <text:p text:style-name="P1"><text:s text:c="14"/>&lt;xs:element name="property" minOccurs="0"</text:p>
      <text:p text:style-name="P1"><text:s text:c="20"/>maxOccurs="unbounded"&gt;</text:p>
      <text:p text:style-name="P1"><text:soft-page-break/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Vendor-specific properties.</text:p>
      <text:p text:style-name="P1"><text:s text:c="20"/>&lt;/xs:documentation&gt;</text:p>
      <text:p text:style-name="P1"><text:s text:c="18"/>&lt;/xs:annotation&gt;</text:p>
      <text:p text:style-name="P1"><text:s text:c="18"/>&lt;xs:attributeGroup ref="attlist.property"/&gt;</text:p>
      <text:p text:style-name="P1"><text:s text:c="16"/>&lt;/xs:complexType&gt;</text:p>
      <text:p text:style-name="P1"><text:s text:c="14"/>&lt;/xs:element&gt;</text:p>
      <text:p text:style-name="P1"><text:s text:c="14"/>&lt;xs:element name="instance-lifecycle-listener"</text:p>
      <text:p text:style-name="P1"><text:s text:c="20"/>minOccurs="0" maxOccurs="unbounded"&gt;</text:p>
      <text:p text:style-name="P1"><text:s text:c="16"/>&lt;xs:complexType&gt;</text:p>
      <text:p text:style-name="P1"><text:s text:c="18"/>&lt;xs:annotation&gt;</text:p>
      <text:p text:style-name="P1"><text:s text:c="20"/>&lt;xs:documentation&gt;</text:p>
      <text:p text:style-name="P1"><text:s text:c="22"/>javax.jdo.listener.InstanceLifecycleListener instance </text:p>
      <text:p text:style-name="P1"><text:s text:c="22"/>configuration. There is one instance-lifecycle-listener </text:p>
      <text:p text:style-name="P1"><text:s text:c="22"/>element per listener instance. Only one instance of the </text:p>
      <text:p text:style-name="P1"><text:s text:c="22"/>listener class is supported in this configuration file.</text:p>
      <text:p text:style-name="P1"><text:s text:c="22"/>If multiple instances of the same listener class is </text:p>
      <text:p text:style-name="P1"><text:s text:c="22"/>required, then the API</text:p>
      <text:p text:style-name="P1"><text:s text:c="22"/>PersistenceManagerFactory.addInstanceLifecycleListener(...)</text:p>
      <text:p text:style-name="P1"><text:s text:c="22"/>must be used.</text:p>
      <text:p text:style-name="P1"/>
      <text:p text:style-name="P1"><text:s text:c="22"/>If attribute "classes" is missing, all persistence-capable</text:p>
      <text:p text:style-name="P1"><text:s text:c="22"/>instances are observed; otherwise it is a comma- or</text:p>
      <text:p text:style-name="P1"><text:s text:c="22"/>whitespace-delimited list of persistence-capable</text:p>
      <text:p text:style-name="P1"><text:s text:c="22"/>classes whose instances will be observed.</text:p>
      <text:p text:style-name="P1"><text:s text:c="20"/>&lt;/xs:documentation&gt;</text:p>
      <text:p text:style-name="P1"><text:s text:c="18"/>&lt;/xs:annotation&gt;</text:p>
      <text:p text:style-name="P1"><text:s text:c="18"/>&lt;xs:attributeGroup</text:p>
      <text:p text:style-name="P1"><text:s text:c="20"/>ref="attlist.instance-lifecycle-listener"/&gt;</text:p>
      <text:p text:style-name="P1"><text:s text:c="16"/>&lt;/xs:complexType&gt;</text:p>
      <text:p text:style-name="P1"><text:s text:c="14"/>&lt;/xs:element&gt;</text:p>
      <text:p text:style-name="P1"><text:s text:c="12"/>&lt;/xs:sequence&gt;</text:p>
      <text:p text:style-name="P1"><text:s text:c="12"/>&lt;xs:attributeGroup</text:p>
      <text:p text:style-name="P1"><text:s text:c="14"/>ref="attlist.persistence-manager-factory"/&gt;</text:p>
      <text:p text:style-name="P1"><text:s text:c="10"/>&lt;/xs:complexType&gt;</text:p>
      <text:p text:style-name="P1"><text:s text:c="8"/>&lt;/xs:element&gt;</text:p>
      <text:p text:style-name="P1"><text:s text:c="6"/>&lt;/xs:sequence&gt;</text:p>
      <text:p text:style-name="P1"><text:s text:c="6"/>&lt;xs:attributeGroup ref="attlist.jdoconfig"/&gt;</text:p>
      <text:p text:style-name="P1"><text:s text:c="4"/>&lt;/xs:complexType&gt;</text:p>
      <text:p text:style-name="P1"><text:s text:c="2"/>&lt;/xs:element&gt;</text:p>
      <text:p text:style-name="P1"/>
      <text:p text:style-name="P1"><text:s text:c="2"/>&lt;xs:attributeGroup name="attlist.jdoconfig"/&gt;</text:p>
      <text:p text:style-name="P1"/>
      <text:p text:style-name="P1"><text:s text:c="2"/>&lt;xs:attributeGroup name="attlist.persistence-manager-factory"&gt;</text:p>
      <text:p text:style-name="P1"><text:s text:c="4"/>&lt;xs:annotation&gt;</text:p>
      <text:p text:style-name="P1"><text:s text:c="6"/>&lt;xs:documentation&gt;</text:p>
      <text:p text:style-name="P1"><text:s text:c="8"/>These are attributes corresponding to the standard properties</text:p>
      <text:p text:style-name="P1"><text:s text:c="8"/>defined in JDO.</text:p>
      <text:p text:style-name="P1"><text:s text:c="8"/>Any other attributes present, if unrecognized by a JDO</text:p>
      <text:p text:style-name="P1"><text:s text:c="8"/>implementation, may be silently ignored.</text:p>
      <text:p text:style-name="P1"><text:s text:c="6"/>&lt;/xs:documentation&gt;</text:p>
      <text:p text:style-name="P1"><text:s text:c="4"/>&lt;/xs:annotation&gt;</text:p>
      <text:p text:style-name="P1"/>
      <text:p text:style-name="P1"><text:s text:c="4"/>&lt;!-- Corresponds to standard JDO property javax.jdo.PersistenceManagerFactoryClass. --&gt;</text:p>
      <text:p text:style-name="P1"><text:soft-page-break/><text:s text:c="4"/>&lt;xs:attribute name="class" use="optional"/&gt;</text:p>
      <text:p text:style-name="P1"><text:s text:c="4"/>&lt;!-- Corresponds to standard JDO property javax.jdo.option.Name.</text:p>
      <text:p text:style-name="P1"><text:s text:c="8"/>The absence of this attribute implies the anonymous PMF. --&gt;</text:p>
      <text:p text:style-name="P1"><text:s text:c="4"/>&lt;xs:attribute name="name" use="optional"/&gt;</text:p>
      <text:p text:style-name="P1"><text:s text:c="4"/>&lt;!-- Corresponds to standard JDO property javax.jdo.option.PersistenceUnitName. --&gt;</text:p>
      <text:p text:style-name="P1"><text:s text:c="4"/>&lt;xs:attribute name="persistence-unit-name" use="optional"/&gt;</text:p>
      <text:p text:style-name="P1"><text:s text:c="4"/>&lt;!-- Corresponds to standard JDO property javax.jdo.option.Optimistic. --&gt;</text:p>
      <text:p text:style-name="P1"><text:s text:c="4"/>&lt;xs:attribute name="optimistic" use="optional"/&gt;</text:p>
      <text:p text:style-name="P1"><text:s text:c="4"/>&lt;!-- Corresponds to standard JDO property javax.jdo.option.ReadOnly. --&gt;</text:p>
      <text:p text:style-name="P1"><text:s text:c="4"/>&lt;xs:attribute name="readonly" use="optional"/&gt;</text:p>
      <text:p text:style-name="P1"><text:s text:c="4"/>&lt;!-- Corresponds to standard JDO property javax.jdo.option.RetainValues. --&gt;</text:p>
      <text:p text:style-name="P1"><text:s text:c="4"/>&lt;xs:attribute name="retain-values" use="optional"/&gt;</text:p>
      <text:p text:style-name="P1"><text:s text:c="4"/>&lt;!-- Corresponds to standard JDO property javax.jdo.option.RestoreValues. --&gt;</text:p>
      <text:p text:style-name="P1"><text:s text:c="4"/>&lt;xs:attribute name="restore-values" use="optional"/&gt;</text:p>
      <text:p text:style-name="P1"><text:s text:c="4"/>&lt;!-- Corresponds to standard JDO property javax.jdo.option.IgnoreCache. --&gt;</text:p>
      <text:p text:style-name="P1"><text:s text:c="4"/>&lt;xs:attribute name="ignore-cache" use="optional"/&gt;</text:p>
      <text:p text:style-name="P1"><text:s text:c="4"/>&lt;!-- Corresponds to standard JDO property javax.jdo.option.NontransactionalRead. --&gt;</text:p>
      <text:p text:style-name="P1"><text:s text:c="4"/>&lt;xs:attribute name="nontransactional-read" use="optional"/&gt;</text:p>
      <text:p text:style-name="P1"><text:s text:c="4"/>&lt;!-- Corresponds to standard JDO property javax.jdo.option.NontransactionalWrite. --&gt;</text:p>
      <text:p text:style-name="P1"><text:s text:c="4"/>&lt;xs:attribute name="nontransactional-write" use="optional"/&gt;</text:p>
      <text:p text:style-name="P1"><text:s text:c="4"/>&lt;!-- Corresponds to standard JDO property javax.jdo.option.Multithreaded. --&gt;</text:p>
      <text:p text:style-name="P1"><text:s text:c="4"/>&lt;xs:attribute name="multithreaded" use="optional"/&gt;</text:p>
      <text:p text:style-name="P1"><text:s text:c="4"/>&lt;!-- Corresponds to standard JDO property javax.jdo.option.TransactionIsolationLevel. --&gt;</text:p>
      <text:p text:style-name="P1"><text:s text:c="4"/>&lt;xs:attribute name="transaction-isolation-level" use="optional"/&gt;</text:p>
      <text:p text:style-name="P1"><text:s text:c="4"/>&lt;!-- Corresponds to standard JDO property javax.jdo.option.ConnectionDriverName. --&gt;</text:p>
      <text:p text:style-name="P1"><text:s text:c="4"/>&lt;xs:attribute name="connection-driver-name" use="optional"/&gt;</text:p>
      <text:p text:style-name="P1"><text:s text:c="4"/>&lt;!-- Corresponds to standard JDO property javax.jdo.option.ConnectionUserName. --&gt;</text:p>
      <text:p text:style-name="P1"><text:s text:c="4"/>&lt;xs:attribute name="connection-user-name" use="optional"/&gt;</text:p>
      <text:p text:style-name="P1"><text:s text:c="4"/>&lt;!-- Corresponds to standard JDO property javax.jdo.option.ConnectionPassword. --&gt;</text:p>
      <text:p text:style-name="P1"><text:s text:c="4"/>&lt;xs:attribute name="connection-password" use="optional"/&gt;</text:p>
      <text:p text:style-name="P1"><text:s text:c="4"/>&lt;!-- Corresponds to standard JDO property javax.jdo.option.ConnectionURL. --&gt;</text:p>
      <text:p text:style-name="P1"><text:s text:c="4"/>&lt;xs:attribute name="connection-url" use="optional"/&gt;</text:p>
      <text:p text:style-name="P1"><text:s text:c="4"/>&lt;!-- Corresponds to standard JDO property javax.jdo.option.ConnectionFactoryName. --&gt;</text:p>
      <text:p text:style-name="P1"><text:s text:c="4"/>&lt;xs:attribute name="connection-factory-name" use="optional"/&gt;</text:p>
      <text:p text:style-name="P1"><text:s text:c="4"/>&lt;!-- Corresponds to standard JDO property javax.jdo.option.ConnectionFactory2Name. --&gt;</text:p>
      <text:p text:style-name="P1"><text:s text:c="4"/>&lt;xs:attribute name="connection-factory2-name" use="optional"/&gt;</text:p>
      <text:p text:style-name="P1"><text:s text:c="4"/>&lt;!-- Corresponds to standard JDO property javax.jdo.option.Mapping. --&gt;</text:p>
      <text:p text:style-name="P1"><text:s text:c="4"/>&lt;xs:attribute name="mapping" use="optional"/&gt;</text:p>
      <text:p text:style-name="P1"><text:s text:c="4"/>&lt;!-- Corresponds to standard JDO property javax.jdo.option.DetachAllOnCommit. --&gt;</text:p>
      <text:p text:style-name="P1"><text:s text:c="4"/>&lt;xs:attribute name="detach-all-on-commit" use="optional"/&gt;</text:p>
      <text:p text:style-name="P1"><text:s text:c="4"/>&lt;!-- Corresponds to standard JDO property javax.jdo.option.ServerTimeZoneID. --&gt;</text:p>
      <text:p text:style-name="P1"><text:s text:c="4"/>&lt;xs:attribute name="server-time-zone-id" use="optional"/&gt;</text:p>
      <text:p text:style-name="P1"><text:s text:c="4"/>&lt;!-- Corresponds to standard JDO property javax.jdo.option.DatastoreReadTimeoutMillis. --&gt;</text:p>
      <text:p text:style-name="P1"><text:s text:c="4"/>&lt;xs:attribute name="datastore-read-timeout-millis" use="optional"/&gt;</text:p>
      <text:p text:style-name="P1"><text:s text:c="4"/>&lt;!-- Corresponds to standard JDO property javax.jdo.option.DatastoreWriteTimeoutMillis. --&gt;</text:p>
      <text:p text:style-name="P1"><text:s text:c="4"/>&lt;xs:attribute name="datastore-write-timeout-millis" use="optional"/&gt;</text:p>
      <text:p text:style-name="P1"><text:s text:c="4"/>&lt;!-- Any other vendor-specific attributes are allowed and passed literally </text:p>
      <text:p text:style-name="P1"><text:s text:c="8"/>to the underlying implementation. --&gt;</text:p>
      <text:p text:style-name="P1"><text:s text:c="4"/>&lt;xs:anyAttribute processContents="lax"/&gt;</text:p>
      <text:p text:style-name="P1"><text:s text:c="2"/>&lt;/xs:attributeGroup&gt;</text:p>
      <text:p text:style-name="P1"/>
      <text:p text:style-name="P1"><text:s text:c="2"/>&lt;xs:attributeGroup name="attlist.property"&gt;</text:p>
      <text:p text:style-name="P1"><text:s text:c="4"/>&lt;!-- The name of the vendor-specific property. --&gt;</text:p>
      <text:p text:style-name="P1"><text:s text:c="4"/>&lt;xs:attribute name="name" use="required"/&gt;</text:p>
      <text:p text:style-name="P1"><text:s text:c="4"/>&lt;!-- The value of the vendor-specific property. --&gt;</text:p>
      <text:p text:style-name="P1"><text:s text:c="4"/>&lt;xs:attribute name="value" use="optional"/&gt;</text:p>
      <text:p text:style-name="P1"><text:soft-page-break/><text:s text:c="2"/>&lt;/xs:attributeGroup&gt;</text:p>
      <text:p text:style-name="P1"/>
      <text:p text:style-name="P1"><text:s text:c="2"/>&lt;xs:attributeGroup name="attlist.instance-lifecycle-listener"&gt;</text:p>
      <text:p text:style-name="P1"><text:s text:c="4"/>&lt;!-- The name of the listener class to instantiate. --&gt;</text:p>
      <text:p text:style-name="P1"><text:s text:c="4"/>&lt;xs:attribute name="listener" use="required"/&gt;</text:p>
      <text:p text:style-name="P1"><text:s text:c="4"/>&lt;!-- Comma- or whitespace-delimited list of persistence-capable classes </text:p>
      <text:p text:style-name="P1"><text:s text:c="8"/>whose instances to observe. <text:s/>The absence of this attribute means </text:p>
      <text:p text:style-name="P1"><text:s text:c="8"/>to observe all. --&gt;</text:p>
      <text:p text:style-name="P1"><text:s text:c="4"/>&lt;xs:attribute name="classes" use="optional"/&gt;</text:p>
      <text:p text:style-name="P1"><text:s text:c="2"/>&lt;/xs:attributeGroup&gt;</text:p>
      <text:p text:style-name="P1"/>
      <text:p text:style-name="P1">&lt;/xs:schema&gt;</text:p>
      <text:p text:style-name="P2"/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appendix" style:family="paragraph" style:default-outline-level="">
      <style:paragraph-properties fo:margin-left="2.54cm" fo:margin-right="0cm" fo:margin-top="0.635cm" fo:margin-bottom="0.423cm" style:line-height-at-least="0.706cm" fo:text-align="center" style:justify-single-word="false" fo:orphans="0" fo:widows="0" fo:text-indent="-2.54cm" style:auto-text-indent="false" fo:break-before="pag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size="18pt" fo:font-weight="bold" style:font-size-asian="18pt" style:font-weight-asian="bold" style:font-size-complex="18pt" style:font-weight-complex="bold"/>
    </style:style>
    <style:style style:name="code" style:family="paragraph" style:default-outline-level="">
      <style:paragraph-properties fo:margin-left="1.905cm" fo:margin-right="0cm" fo:margin-top="0cm" fo:margin-bottom="0cm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note" style:family="paragraph" style:default-outline-level="">
      <style:paragraph-properties fo:margin-left="2.54cm" fo:margin-right="0.635cm" fo:margin-top="0.353cm" fo:margin-bottom="0.353cm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line-height-at-leas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prefix="Appendix " style:num-suffix=":" style:num-format="A" text:start-value="7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3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Front_20_Matter" style:display-name="Front Matter" style:page-layout-name="Mpm3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4" style:next-style-name="Front_20_Matter">
      <style:footer>
        <text:p text:style-name="Footer"/>
      </style:footer>
    </style:master-page>
    <style:master-page style:name="Copyright" style:page-layout-name="Mpm5"/>
    <style:master-page style:name="Title" style:page-layout-name="Mpm5" style:next-style-name="Copyright"/>
    <style:master-page style:name="Appendix" style:page-layout-name="Mpm6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chelle</meta:initial-creator>
    <meta:editing-cycles>12</meta:editing-cycles>
    <meta:creation-date>2012-06-24T18:38:00</meta:creation-date>
    <dc:date>2022-04-15T21:17:10</dc:date>
    <meta:editing-duration>PT7M33S</meta:editing-duration>
    <meta:generator>OpenOffice/4.1.10$Unix OpenOffice.org_project/4110m2$Build-9807</meta:generator>
    <dc:creator>Michael Bouschen</dc:creator>
    <meta:document-statistic meta:table-count="0" meta:image-count="0" meta:object-count="0" meta:page-count="4" meta:paragraph-count="170" meta:word-count="703" meta:character-count="877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